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 Sans" svg:font-family="'Open Sans', sans-serif"/>
    <style:font-face style:name="Playfair Display" svg:font-family="'Playfair Display', 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text-properties officeooo:rsid="0010fa0e" officeooo:paragraph-rsid="0010fa0e"/>
    </style:style>
    <style:style style:name="P2" style:family="paragraph" style:parent-style-name="Heading_20_2">
      <style:paragraph-properties fo:margin-left="0cm" fo:margin-right="0cm" fo:margin-top="0cm" fo:margin-bottom="0.529cm" style:contextual-spacing="false" fo:line-height="120%" fo:orphans="2" fo:widows="2" fo:text-indent="0cm" style:auto-text-indent="false"/>
      <style:text-properties fo:font-variant="normal" fo:text-transform="none" fo:color="#333333" loext:opacity="100%" style:font-name="Playfair Display" fo:font-size="12pt" fo:letter-spacing="normal" fo:font-style="normal" fo:font-weight="bold" loext:padding="0cm" loext:border="none"/>
    </style:style>
    <style:style style:name="P3" style:family="paragraph" style:parent-style-name="Standard">
      <style:text-properties officeooo:rsid="0010fa0e" officeooo:paragraph-rsid="0010fa0e"/>
    </style:style>
    <style:style style:name="P4" style:family="paragraph" style:parent-style-name="Standard">
      <style:paragraph-properties fo:break-before="page"/>
      <style:text-properties officeooo:rsid="0010fa0e" officeooo:paragraph-rsid="0010fa0e"/>
    </style:style>
    <style:style style:name="P5" style:family="paragraph" style:parent-style-name="Text_20_body">
      <style:text-properties officeooo:rsid="0010fa0e" officeooo:paragraph-rsid="0010fa0e"/>
    </style:style>
    <style:style style:name="P6" style:family="paragraph" style:parent-style-name="Text_20_body">
      <style:paragraph-properties fo:margin-left="0cm" fo:margin-right="0cm" fo:margin-top="0cm" fo:margin-bottom="0.529cm" style:contextual-spacing="false" fo:orphans="2" fo:widows="2" fo:text-indent="0cm" style:auto-text-indent="false" fo:padding="0cm" fo:border="none"/>
      <style:text-properties fo:font-variant="normal" fo:text-transform="none" fo:color="#333333" loext:opacity="100%" style:font-name="Open Sans" fo:font-size="12pt" fo:letter-spacing="normal" fo:font-style="normal" fo:font-weight="normal"/>
    </style:style>
    <style:style style:name="P7" style:family="paragraph" style:parent-style-name="Text_20_body" style:list-style-name="L1">
      <style:paragraph-properties fo:margin-left="0cm" fo:margin-right="0cm" fo:margin-top="0cm" fo:margin-bottom="0.794cm" style:contextual-spacing="false" fo:orphans="2" fo:widows="2" fo:text-indent="0cm" style:auto-text-indent="false" fo:padding="0cm" fo:border="none"/>
    </style:style>
    <style:style style:name="P8" style:family="paragraph" style:parent-style-name="Text_20_body" style:list-style-name="L3">
      <style:paragraph-properties fo:margin-left="0cm" fo:margin-right="0cm" fo:margin-top="0cm" fo:margin-bottom="0.794cm" style:contextual-spacing="false" fo:orphans="2" fo:widows="2" fo:text-indent="0cm" style:auto-text-indent="false" fo:padding="0cm" fo:border="none"/>
    </style:style>
    <style:style style:name="P9" style:family="paragraph" style:parent-style-name="Text_20_body" style:list-style-name="L2">
      <style:paragraph-properties fo:margin-top="0cm" fo:margin-bottom="0.794cm" style:contextual-spacing="false" fo:orphans="2" fo:widows="2" fo:padding="0cm" fo:border="none"/>
    </style:style>
    <style:style style:name="P10" style:family="paragraph" style:parent-style-name="Text_20_body" style:list-style-name="L3">
      <style:paragraph-properties fo:margin-top="0cm" fo:margin-bottom="0.794cm" style:contextual-spacing="false" fo:orphans="2" fo:widows="2" fo:padding="0cm" fo:border="none"/>
      <style:text-properties fo:font-variant="normal" fo:text-transform="none" fo:color="#333333" loext:opacity="100%" style:font-name="Open Sans" fo:font-size="12pt" fo:letter-spacing="normal" fo:font-style="normal" fo:font-weight="normal"/>
    </style:style>
    <style:style style:name="P11" style:family="paragraph" style:list-style-name="L4"/>
    <style:style style:name="P12" style:family="paragraph" style:list-style-name="L5"/>
    <style:style style:name="P13" style:family="paragraph" style:list-style-name="L6"/>
    <style:style style:name="P14" style:family="paragraph" style:list-style-name="L7"/>
    <style:style style:name="T1" style:family="text">
      <style:text-properties officeooo:rsid="0012f6c4"/>
    </style:style>
    <style:style style:name="T2" style:family="text">
      <style:text-properties fo:font-variant="normal" fo:text-transform="none" fo:color="#333333" loext:opacity="100%" style:font-name="Open Sans" fo:font-size="12pt" fo:letter-spacing="normal" fo:font-style="normal" fo:font-weight="normal"/>
    </style:style>
    <style:style style:name="T3" style:family="text">
      <style:text-properties fo:font-variant="normal" fo:text-transform="none" fo:color="#333333" loext:opacity="100%" style:font-name="Open Sans" fo:font-size="12pt" fo:letter-spacing="normal" fo:font-style="normal" fo:font-weight="bold"/>
    </style:style>
    <style:style style:name="T4" style:family="text">
      <style:text-properties fo:font-variant="normal" fo:text-transform="none" fo:color="#333333" loext:opacity="100%" style:text-line-through-style="none" style:text-line-through-type="none" style:font-name="Open Sans" fo:font-size="12pt" fo:letter-spacing="normal" fo:font-style="normal" style:text-underline-style="none" fo:font-weight="normal" style:text-blinking="false" fo:background-color="#ffffff" loext:char-shading-value="0"/>
    </style:style>
    <style:style style:name="T5" style:family="text">
      <style:text-properties fo:font-variant="normal" fo:text-transform="none" fo:color="#333333" loext:opacity="100%" style:text-line-through-style="none" style:text-line-through-type="none" style:font-name="Open Sans" fo:font-size="12pt" fo:letter-spacing="normal" fo:font-style="normal" style:text-underline-style="none" fo:font-weight="bold" style:text-blinking="false" fo:background-color="transparent" loext:char-shading-value="0"/>
    </style:style>
    <style:style style:name="T6" style:family="text">
      <style:text-properties fo:font-variant="normal" fo:text-transform="none" fo:color="#333333" loext:opacity="100%" style:font-name="Playfair Display" fo:font-size="12pt" fo:letter-spacing="normal" fo:font-style="normal" fo:font-weight="bold" loext:padding="0cm" loext:border="none"/>
    </style:style>
    <style:style style:name="T7" style:family="text">
      <style:text-properties fo:font-variant="normal" fo:text-transform="none" fo:color="#333333" loext:opacity="100%" style:font-name="Playfair Display" fo:font-size="12pt" fo:letter-spacing="normal" fo:font-style="normal" fo:font-weight="bold" officeooo:rsid="0013e894" loext:padding="0cm" loext:border="none"/>
    </style:style>
    <style:style style:name="T8" style:family="text">
      <style:text-properties fo:font-variant="normal" fo:text-transform="none" fo:color="#333333" loext:opacity="100%" style:font-name="sans-serif" fo:font-size="12.75pt" fo:letter-spacing="normal" fo:font-style="normal" fo:font-weight="bold"/>
    </style:style>
    <style:style style:name="T9" style:family="text">
      <style:text-properties fo:font-variant="normal" fo:text-transform="none" fo:color="#333333" loext:opacity="100%" style:font-name="sans-serif" fo:font-size="12.75pt" fo:letter-spacing="normal" fo:font-style="normal" fo:font-weight="normal"/>
    </style:style>
    <style:style style:name="T10" style:family="text">
      <style:text-properties fo:font-variant="normal" fo:text-transform="none" fo:color="#c50603" loext:opacity="100%" style:text-line-through-style="none" style:text-line-through-type="none" style:font-name="sans-serif" fo:font-size="12.75pt" fo:letter-spacing="normal" fo:font-style="normal" style:text-underline-style="none" fo:font-weight="normal" style:text-blinking="false" fo:background-color="transparent" loext:char-shading-value="0"/>
    </style:style>
    <style:style style:name="T11" style:family="text">
      <style:text-properties style:font-name="Open Sans" fo:font-size="12pt"/>
    </style:style>
    <style:style style:name="T12" style:family="text">
      <style:text-properties fo:font-style="normal" style:font-style-asian="normal" style:font-style-complex="normal"/>
    </style:style>
    <style:style style:name="T13" style:family="text">
      <style:text-properties officeooo:rsid="0013e894"/>
    </style:style>
    <style:style style:name="T14" style:family="text">
      <style:text-properties fo:font-style="italic" style:font-style-asian="italic" style:font-style-complex="italic"/>
    </style:style>
    <style:style style:name="T15" style:family="text">
      <style:text-properties officeooo:rsid="0018f168"/>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tabilidad de costos</text:p>
      <text:p text:style-name="P3"/>
      <text:p text:style-name="P3"><text:span text:style-name="Strong_20_Emphasis"><text:span text:style-name="T2">La contabilidad de costes o contabilidad de costos, también conocida como contabilidad analítica, es una técnica contable que tiene como finalidad crear un sistema de información que permita conocer cuál es el coste de los productos fabricados.</text:span></text:span></text:p>
      <text:p text:style-name="P3"><text:span text:style-name="Strong_20_Emphasis"><text:span text:style-name="T2"/></text:span></text:p>
      <text:p text:style-name="P3"><text:span text:style-name="Strong_20_Emphasis"><text:span text:style-name="T2">Es un instrumento que sirve de apoyo a la contabilidad financiera, estudiando la estructura de costes en las empresas. La contabilidad de costes consiste en realizar una imputación razonable de costes directos e indirectos que permita obtener información analítica en la que apoyarse en la toma de decisiones de la dirección de la empresa.</text:span></text:span></text:p>
      <text:p text:style-name="P3"><text:span text:style-name="Strong_20_Emphasis"><text:span text:style-name="T2"/></text:span></text:p>
      <text:p text:style-name="P3"><text:span text:style-name="Strong_20_Emphasis"><text:span text:style-name="T2">Aunque tanto la contabilidad de costes como la </text:span></text:span><text:a xlink:type="simple" xlink:href="https://economipedia.com/definiciones/contabilidad-financiera.html" text:style-name="Internet_20_link" text:visited-style-name="Visited_20_Internet_20_Link"><text:span text:style-name="Strong_20_Emphasis"><text:span text:style-name="T4">contabilidad financiera</text:span></text:span></text:a><text:span text:style-name="Strong_20_Emphasis"><text:span text:style-name="T2"> son útiles en la gestión de una empresa, la contabilidad de costes es información utilizada únicamente por personal de la empresa, mientras que la contabilidad financiera es información que puede ser utilizada tanto por usuarios externos como por usuarios internos.</text:span></text:span></text:p>
      <text:p text:style-name="P3"><text:span text:style-name="Strong_20_Emphasis"><text:span text:style-name="T2"/></text:span></text:p>
      <text:h text:style-name="P1" text:outline-level="2"><text:span text:style-name="Strong_20_Emphasis"><text:span text:style-name="T6">Objetivos de la contabilidad de cost</text:span></text:span><text:span text:style-name="Strong_20_Emphasis"><text:span text:style-name="T7">o</text:span></text:span><text:span text:style-name="Strong_20_Emphasis"><text:span text:style-name="T6">s</text:span></text:span></text:h>
      <text:p text:style-name="P5"><text:span text:style-name="Strong_20_Emphasis"><text:span text:style-name="T6"/></text:span></text:p>
      <text:p text:style-name="Text_20_body">García y Jordà (p. 108) establecen los siguientes tres, como los objetivos fundamentales de la contabilidad de costos:</text:p>
      <text:list xml:id="list12753502" text:style-name="L4">
        <text:list-item>
          <text:p text:style-name="Text_20_body"><text:span text:style-name="Strong_20_Emphasis">Planificación y control</text:span>. La planificación es la parte del proceso de gestión empresarial en la que se determinan las metas a largo plazo de la organización y las estrategias para alcanzarlas. En este caso objetivos de costes. El control es la parte del proceso de gestión empresarial utilizado para medir si se están logrando los objetivos propuestos.</text:p>
        </text:list-item>
        <text:list-item>
          <text:p text:style-name="Text_20_body"><text:span text:style-name="Strong_20_Emphasis">Valoración de los bienes y servicios</text:span>. La contabilidad de costes permite la valoración de los bienes producidos y servicios prestados, lo que supone obtener además la valoración de las existencias que quedan al final del periodo en la empresa.</text:p>
        </text:list-item>
        <text:list-item>
          <text:p text:style-name="Text_20_body"><text:span text:style-name="Strong_20_Emphasis">Toma de decisiones</text:span>. La contabilidad de costes aporta los instrumentos necesarios para determinar las políticas de producto más idóneas basadas en los costos de los mismos.</text:p>
        </text:list-item>
      </text:list>
      <text:p text:style-name="Text_20_body"><text:span text:style-name="Emphasis"><text:span text:style-name="T12">Sinisterra y Polanco (p. 83) </text:span></text:span><text:span text:style-name="T12">plantean, como objetivos de la contabilidad de costos, los siguientes:</text:span></text:p>
      <text:list xml:id="list704890663" text:style-name="L5">
        <text:list-item>
          <text:p text:style-name="Text_20_body">Acumular los datos de costos para determinar el costo unitario del producto fabricado.</text:p>
        </text:list-item>
        <text:list-item>
          <text:p text:style-name="Text_20_body">Proporcionar a la administración de la empresa datos de costos necesarios para la planeación de las operaciones de manufactura y el control de los costos de producción.</text:p>
        </text:list-item>
        <text:list-item>
          <text:p text:style-name="Text_20_body">Contribuir al control de las operaciones de manufactura.</text:p>
        </text:list-item>
        <text:list-item>
          <text:p text:style-name="Text_20_body">Proporcionar a los diferentes niveles de la administración toda la información de costos necesaria para la presupuestación, los estudios económicos y otras decisiones especiales, relacionadas con inversiones a largo y mediano plazo.</text:p>
        </text:list-item>
      </text:list>
      <text:p text:style-name="Text_20_body"><text:soft-page-break/><text:span text:style-name="Emphasis">Hargadon y Múnera, (p. 2) </text:span>proponen, como fines principales de la contabilidad de costos, los siguientes</text:p>
      <text:list xml:id="list2162582115" text:style-name="L6">
        <text:list-item>
          <text:p text:style-name="Text_20_body">Determinar el costo de los inventarios de productos fabricados tanto unitario como global, con miras a la presentación del balance general.</text:p>
        </text:list-item>
        <text:list-item>
          <text:p text:style-name="Text_20_body">Determinar el costo de los productos vendidos, con el fin de poder calcular la utilidad o pérdida en el período respectivo y poder preparar el estado de rentas y gastos.</text:p>
        </text:list-item>
        <text:list-item>
          <text:p text:style-name="Text_20_body">Dotar a la gerencia de una herramienta útil para la planeación y el control sistemático de los costos de producción.</text:p>
        </text:list-item>
        <text:list-item>
          <text:p text:style-name="Text_20_body">Servir de fuente de información de costos para estudios económicos y decisiones especiales relacionados principalmente con inversiones de capital a largo plazo, tales como reposición de maquinaria, expansión de planta, fabricación de nuevos productos, fijación de precios de venta, etc.</text:p>
        </text:list-item>
      </text:list>
      <text:p text:style-name="Text_20_body">De acuerdo con Reveles (p. 40), los objetivos de la contabilidad de costos son:</text:p>
      <text:list xml:id="list3934275102" text:style-name="L7">
        <text:list-item>
          <text:p text:style-name="Text_20_body">Proporcionar información oportuna y suficiente a la dirección de la empresa, para una mejor toma de decisiones.</text:p>
        </text:list-item>
        <text:list-item>
          <text:p text:style-name="Text_20_body">Generar información para ayudar a la dirección en la planeación, evaluación y control de las operaciones de la empresa.</text:p>
        </text:list-item>
        <text:list-item>
          <text:p text:style-name="Text_20_body">Determinar los costos unitarios para norma<text:span text:style-name="T15">s</text:span> políticas de dirección, a fin de evaluar los inventarios de producción en proceso y de artículos terminados.</text:p>
        </text:list-item>
        <text:list-item>
          <text:p text:style-name="Text_20_body">Generar informes para determinar las utilidades, proporcionando el costo de los artículos vendidos.</text:p>
        </text:list-item>
        <text:list-item>
          <text:p text:style-name="Text_20_body">Contribuir a la planeación de utilidades y a la elección de alternativas por parte de la dirección, aportando con anticipación los costos de distribución, producción y financiamiento.</text:p>
        </text:list-item>
        <text:list-item>
          <text:p text:style-name="Text_20_body">Apoyar en la elaboración de los presupuestos de la empresa, en los programas de venta, producción y financiamiento.</text:p>
        </text:list-item>
        <text:list-item>
          <text:p text:style-name="Text_20_body">Colaborar en el fortalecimiento de los mecanismos de coordinación y apoyo entre todas las áreas, para el logro de los objetivos de la empresa.</text:p>
        </text:list-item>
      </text:list>
      <text:p text:style-name="Text_20_body"/>
      <text:p text:style-name="Text_20_body"/>
      <text:h text:style-name="P2" text:outline-level="2">¿Cómo se imputan los costes contables?</text:h>
      <text:p text:style-name="P6">No todos los costes se pueden distribuir de la misma forma a todos los productos fabricados. Dependiendo de la relación con la producción, se obtienen distintos tipos de costes que permiten valorar las unidades producidas:</text:p>
      <text:p text:style-name="P5"><text:span text:style-name="Strong_20_Emphasis"><text:span text:style-name="T3">Imputación directa:</text:span></text:span><text:span text:style-name="Strong_20_Emphasis"><text:span text:style-name="T2"> El precio de compra de las materias primas y servicios consumidos directamente imputables a la unidad. Son los relacionados con los costes directos, que son aquellos que pueden medirse y asignarse de forma </text:span></text:span><text:soft-page-break/><text:span text:style-name="Strong_20_Emphasis"><text:span text:style-name="T2">inequívoca a un producto concreto (por ejemplo, en la fabricación de helados sería el coste de la crema de leche o el coste del barquillo de galleta).</text:span></text:span></text:p>
      <text:list xml:id="list1294871621" text:style-name="L2">
        <text:list-item>
          <text:p text:style-name="P9"><text:span text:style-name="Strong_20_Emphasis"><text:span text:style-name="T3">Imputación indirecta:</text:span></text:span><text:span text:style-name="T2"> Son la parte que razonablemente corresponda a los costes indirectamente imputables al producto. Estos son los relacionados con los costes indirectos, que se ven afectados por diferentes procesos y no permiten una medición exacta viable de la cantidad consumida para la fabricación de cada producto (por ejemplo, alquiler de la fábrica, ¿a cuál de los bienes producidos se le imputa mayor porcentaje?, ¿todos igual?).</text:span></text:p>
        </text:list-item>
      </text:list>
      <text:h text:style-name="P2" text:outline-level="2">Funciones de un sistema de contabilidad de costes</text:h>
      <text:p text:style-name="P6">Un buen sistema de contabilidad de costes permite:</text:p>
      <text:list xml:id="list245746190" text:style-name="L3">
        <text:list-item>
          <text:p text:style-name="P8"><text:span text:style-name="T2">Permite conocer la </text:span><text:a xlink:type="simple" xlink:href="https://economipedia.com/definiciones/eficiencia.html" text:style-name="Internet_20_link" text:visited-style-name="Visited_20_Internet_20_Link"><text:span text:style-name="T5">eficiencia</text:span></text:a><text:span text:style-name="T2"> del sistema productivo.</text:span></text:p>
        </text:list-item>
        <text:list-item>
          <text:p text:style-name="P10">Controlar los gastos generados en cada fase del proceso productivo.</text:p>
        </text:list-item>
        <text:list-item>
          <text:p text:style-name="P10">Obtener el beneficio de cada unidad producida y permite tomar decisiones sobre qué y cuánto producir.</text:p>
        </text:list-item>
        <text:list-item>
          <text:p text:style-name="P10">Detectar y analizar desviaciones sobre lo previsto para instaurar mecanismos de control.</text:p>
        </text:list-item>
        <text:list-item>
          <text:p text:style-name="P10">Permite valorar los inventarios de la empresa.</text:p>
        </text:list-item>
      </text:list>
      <text:p text:style-name="P3"><text:span text:style-name="Strong_20_Emphasis"><text:span text:style-name="T2"/></text:span></text:p>
      <text:p text:style-name="P4"><text:a xlink:type="simple" xlink:href="https://economipedia.com/definiciones/contabilidad-de-costes.html" text:style-name="Internet_20_link" text:visited-style-name="Visited_20_Internet_20_Link"><text:span text:style-name="Strong_20_Emphasis"><text:span text:style-name="T2">https://economipedia.com/definiciones/contabilidad-de-costes.html</text:span></text:span></text:a></text:p>
      <text:p text:style-name="P3"><text:span text:style-name="Strong_20_Emphasis"><text:span text:style-name="T2"/></text:span></text:p>
      <text:p text:style-name="P3"><text:a xlink:type="simple" xlink:href="https://www.gestiopolis.com/que-es-contabilidad-de-costos/" text:style-name="Internet_20_link" text:visited-style-name="Visited_20_Internet_20_Link"><text:span text:style-name="Strong_20_Emphasis"><text:span text:style-name="T2">https://www.gestiopolis.com/que-es-contabilidad-de-costos/</text:span></text:span></text:a></text:p>
      <text:p text:style-name="P3"><text:span text:style-name="Strong_20_Emphasis"><text:span text:style-name="T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 Sans" svg:font-family="'Open Sans', sans-serif"/>
    <style:font-face style:name="Playfair Display" svg:font-family="'Playfair Display', 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SV"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SV"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0T14:44:57.484857620</meta:creation-date>
    <dc:date>2021-10-20T15:04:29.178888498</dc:date>
    <meta:editing-duration>PT19M31S</meta:editing-duration>
    <meta:editing-cycles>7</meta:editing-cycles>
    <meta:generator>LibreOffice/7.0.4.2$Linux_X86_64 LibreOffice_project/00$Build-2</meta:generator>
    <meta:document-statistic meta:table-count="0" meta:image-count="0" meta:object-count="0" meta:page-count="4" meta:paragraph-count="40" meta:word-count="930" meta:character-count="5997" meta:non-whitespace-character-count="5131"/>
  </office:meta>
</office:document-meta>
</file>